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2.91cm" fo:margin-right="0cm" fo:text-align="start" style:justify-single-word="false" fo:text-indent="0cm" style:auto-text-indent="false"/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Tahoma" fo:font-size="10pt" fo:language="en" fo:country="GB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Tahom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ahoma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atient.entity.name" text:name="patientName"/>
        <text:user-field-decl office:value-type="string" office:string-value="patient.entity.description" text:name="patientDescription"/>
        <text:user-field-decl office:value-type="string" office:string-value="startTime" text:name="vaccinationDate"/>
        <text:user-field-decl office:value-type="string" office:string-value="[party:getBillingAddress(party:getPatientOwner(openvpms:get(.,'patient.entity')))]" text:name="ownerAddress"/>
        <text:user-field-decl office:value-type="string" office:string-value="[party:getPartyFullName(party:getPatientOwner(openvpms:get(.,'patient.entity')))]" text:name="ownerName"/>
        <text:user-field-decl office:value-type="string" office:string-value="patient.entity.sex" text:name="patientSex"/>
        <text:user-field-decl office:value-type="string" office:string-value="patient.entity.species" text:name="patientSpecies"/>
        <text:user-field-decl office:value-type="string" office:string-value="patient.entity.breed" text:name="patientBreed"/>
        <text:user-field-decl office:value-type="string" office:string-value="product.entity.printedName" text:name="productPrintedName"/>
        <text:user-field-decl office:value-type="string" office:string-value="clinician.entity.name" text:name="clinician"/>
        <text:user-field-decl office:value-type="string" office:string-value="patient.entity.Age" text:name="patientAge"/>
      </text:user-field-decls>
      <text:p text:style-name="P1"><text:user-field-get text:name="ownerName">[party:getPartyFullName(party:getPatientOwner(openvpms:get(.,'patient.entity')))]</text:user-field-get></text:p>
      <text:p text:style-name="P1"><text:user-field-get text:name="ownerAddress">[party:getBillingAddress(party:getPatientOwner(openvpms:get(.,'patient.entity')))]</text:user-field-get></text:p>
      <text:p text:style-name="P2"/>
      <text:p text:style-name="P2"/>
      <text:p text:style-name="P3"><text:date style:data-style-name="N76" text:date-value="2007-08-01T15:47:07.24" text:fixed="true">1 August 2007</text:date></text:p>
      <text:p text:style-name="P4"/>
      <text:p text:style-name="P5">Program Reminder</text:p>
      <text:p text:style-name="P6">Dear <text:user-field-get text:name="ownerName">[party:getPartyFullName(party:getPatientOwner(openvpms:get(.,'patient.entity')))]</text:user-field-get>,</text:p>
      <text:p text:style-name="P6"/>
      <text:p text:style-name="P6"><text:s text:c="2"/>We are writing to remind you that <text:user-field-get text:name="patientName">patient.entity.name</text:user-field-get> is due for another Program injection. <text:s/>This injection needs to be given every 6 months to maintain protection against fleas.</text:p>
      <text:p text:style-name="P6"/>
      <text:p text:style-name="P6"><text:s text:c="2"/>Remember that flea preventative medications like Program work by interfering with the breeding cycle of the flea and needs to be administered on a regular basis to prevent build-up of fleas in the environment. <text:s/>All cats (and under some circumstances, all dogs) in the household need to be protected, for this to be effective.</text:p>
      <text:p text:style-name="P6"/>
      <text:p text:style-name="P6"><text:s text:c="4"/>Please disregard this letter if you have already attended to this matter or notify us if you believe our records are incorrect.</text:p>
      <text:p text:style-name="P6"/>
      <text:p text:style-name="P6">Thank you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 Unicode MS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Times New Roman" fo:font-size="12pt" fo:font-weight="bold" style:font-name-asian="Arial Unicode MS1" style:font-size-asian="12pt" style:font-weight-asian="bold" style:font-name-complex="Tahoma2" style:font-size-complex="12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Numbering_20_Symbols" style:display-name="Numbering Symbols" style:family="text">
      <style:text-properties style:font-name="Arial" fo:font-size="13pt" fo:font-weight="bold" style:font-size-asian="13pt" style:font-weight-asian="bold" style:font-size-complex="13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14.801cm" fo:page-height="21.001cm" style:num-format="1" style:print-orientation="portrait" fo:margin-top="4.001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Tony De Keizer</meta:initial-creator>
    <meta:creation-date>2006-08-09T14:03:22</meta:creation-date>
    <dc:creator>Tony De Keizer</dc:creator>
    <dc:date>2007-08-01T15:50:18</dc:date>
    <dc:language>en-US</dc:language>
    <meta:editing-cycles>44</meta:editing-cycles>
    <meta:editing-duration>PT9H21M1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9" meta:word-count="109" meta:character-count="656"/>
  </office:meta>
</office:document-meta>
</file>